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Zuprüfendepunkte" style:family="table">
      <style:table-properties style:width="17cm" table:align="margins"/>
    </style:style>
    <style:style style:name="Zuprüfendepunkte.A" style:family="table-column">
      <style:table-column-properties style:column-width="5.667cm" style:rel-column-width="21845*"/>
    </style:style>
    <style:style style:name="Zuprüfendepunkte.A1" style:family="table-cell">
      <style:table-cell-properties style:writing-mode="page"/>
    </style:style>
    <style:style style:name="P1" style:family="paragraph" style:parent-style-name="Standard">
      <style:text-properties officeooo:rsid="0013a300" officeooo:paragraph-rsid="0013a300"/>
    </style:style>
    <style:style style:name="P2" style:family="paragraph" style:parent-style-name="Standard">
      <style:text-properties officeooo:rsid="0013123d" officeooo:paragraph-rsid="0013123d"/>
    </style:style>
    <style:style style:name="P3" style:family="paragraph" style:parent-style-name="Table_20_Heading">
      <style:text-properties officeooo:rsid="0011b5d2" officeooo:paragraph-rsid="0011b5d2"/>
    </style:style>
    <style:style style:name="P4" style:family="paragraph" style:parent-style-name="Table_20_Contents">
      <style:text-properties officeooo:rsid="001393bf" officeooo:paragraph-rsid="001393bf"/>
    </style:style>
    <style:style style:name="P5" style:family="paragraph" style:parent-style-name="Table_20_Contents">
      <style:text-properties officeooo:rsid="00163b26" officeooo:paragraph-rsid="00163b26"/>
    </style:style>
    <style:style style:name="P6" style:family="paragraph" style:parent-style-name="Table_20_Contents">
      <style:text-properties officeooo:rsid="0017e305" officeooo:paragraph-rsid="0017e305"/>
    </style:style>
    <style:style style:name="T1" style:family="text">
      <style:text-properties officeooo:rsid="0017e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ndlage dieser Checklist ist das Dokument „<text:span text:style-name="T1">APP.3.6 DNS</text:span>“ des BSI Grundschutzhandbuchs.</text:p>
      <text:p text:style-name="P1">Hier geht es um die allgemeinen Sicherheitsrichtlinien ü<text:span text:style-name="T1">r DNS-Server. Das Kapitel deckt alle Eventualitäten beim Einsatz eines DNS-Servers ab. Der Fragebogen geht nur auf die für eine Samba-Domäne relevanten Teile ein</text:span>.</text:p>
      <table:table table:name="Zuprüfendepunkte" table:style-name="Zuprüfendepunkte">
        <table:table-column table:style-name="Zuprüfendepunkte.A" table:number-columns-repeated="3"/>
        <table:table-header-rows>
          <table:table-row>
            <table:table-cell table:style-name="Zuprüfendepunkte.A1" office:value-type="string">
              <text:p text:style-name="P3">Zu prüfende Einstellung</text:p>
            </table:table-cell>
            <table:table-cell table:style-name="Zuprüfendepunkte.A1" office:value-type="string">
              <text:p text:style-name="P3">Soll</text:p>
            </table:table-cell>
            <table:table-cell table:style-name="Zuprüfendepunkte.A1" office:value-type="string">
              <text:p text:style-name="P3">Ist</text:p>
            </table:table-cell>
          </table:table-row>
        </table:table-header-rows>
        <table:table-row>
          <table:table-cell table:style-name="Zuprüfendepunkte.A1" office:value-type="string">
            <text:p text:style-name="P6">Anzahl der NS-Records in Revers-Zonen</text:p>
          </table:table-cell>
          <table:table-cell table:style-name="Zuprüfendepunkte.A1" office:value-type="string">
            <text:p text:style-name="P6">Es muss sichergestellt werden, dass immer mindestens zwei Domaincontroller als NS-Record für alle Reverse-Zonen eingetragen sind. Bei den Forward-Zonen ist immer jeder Domaincontroller auch als NS-Record eingetragen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6">Sicher Konfiguration des DNS-Servers</text:p>
          </table:table-cell>
          <table:table-cell table:style-name="Zuprüfendepunkte.A1" office:value-type="string">
            <text:p text:style-name="P6">Der DNS-Server des Active Directories darf nur Anfragen aus dem lokalen Netz, sprich der eignen Domainäne beantworten. Anfragen an einen Forwarder müssen über zufällige Ports stattfinden. 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6">Absichern von dynamischen DNS-updates</text:p>
          </table:table-cell>
          <table:table-cell table:style-name="Zuprüfendepunkte.A1" office:value-type="string">
            <text:p text:style-name="P6">Es muss sichergestellt werden, dass nur updates von sicheren Clients entgegen genommen werden. Nur DNS-update von Domain Computern sind als sicher anzusehen.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6">Moitoring der DNS-Server</text:p>
          </table:table-cell>
          <table:table-cell table:style-name="Zuprüfendepunkte.A1" office:value-type="string">
            <text:p text:style-name="P6">DNS-Server müssen im Monitoring überwacht werden. Nur so können können DNS-Angriffe schnell ermittelt werden. </text:p>
          </table:table-cell>
          <table:table-cell table:style-name="Zuprüfendepunkte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2:13.137848456</meta:creation-date>
    <meta:generator>LibreOffice/24.2.7.2$Linux_X86_64 LibreOffice_project/420$Build-2</meta:generator>
    <dc:date>2025-02-04T14:41:39.561561791</dc:date>
    <meta:editing-duration>PT50M6S</meta:editing-duration>
    <meta:editing-cycles>5</meta:editing-cycles>
    <meta:document-statistic meta:table-count="1" meta:image-count="0" meta:object-count="0" meta:page-count="1" meta:paragraph-count="13" meta:word-count="152" meta:character-count="1139" meta:non-whitespace-character-count="998"/>
  </office:meta>
</office:document-meta>
</file>